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Map.Composi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Map.contains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Map.setMutator( MapMutator mut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Map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Map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Map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Map.CompositeMap( Map [ ] compos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Map.CompositeMap( Map [ ] composite , MapMutator mut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Map.addComposited(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siteMap.removeComposited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Map.contains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Map.CompositeMap( Map one , Map tw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Map.remove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Map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Map.CompositeMap( Map one , Map two , MapMutator mut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